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 Sans" svg:font-family="'Open Sans', Arial, sans-serif"/>
  </office:font-face-decls>
  <office:automatic-styles>
    <style:style style:name="P1" style:family="paragraph" style:parent-style-name="Standard">
      <style:text-properties officeooo:rsid="0016fcac" officeooo:paragraph-rsid="0016fcac"/>
    </style:style>
    <style:style style:name="P2" style:family="paragraph" style:parent-style-name="Standard">
      <style:text-properties officeooo:rsid="00705e97" officeooo:paragraph-rsid="00745a0d"/>
    </style:style>
    <style:style style:name="P3" style:family="paragraph" style:parent-style-name="Standard">
      <style:text-properties officeooo:rsid="00705e97" officeooo:paragraph-rsid="00779996"/>
    </style:style>
    <style:style style:name="P4" style:family="paragraph" style:parent-style-name="Standard">
      <style:text-properties officeooo:rsid="00705e97" officeooo:paragraph-rsid="00705e97"/>
    </style:style>
    <style:style style:name="P5" style:family="paragraph" style:parent-style-name="Standard">
      <style:text-properties fo:font-weight="bold" style:font-weight-asian="bold" style:font-weight-complex="bold"/>
    </style:style>
    <style:style style:name="P6" style:family="paragraph" style:parent-style-name="Standard">
      <style:text-properties officeooo:paragraph-rsid="006b572d"/>
    </style:style>
    <style:style style:name="P7" style:family="paragraph" style:parent-style-name="Standard">
      <style:text-properties officeooo:paragraph-rsid="006c6437"/>
    </style:style>
    <style:style style:name="P8" style:family="paragraph" style:parent-style-name="Standard">
      <style:text-properties officeooo:paragraph-rsid="006d3364"/>
    </style:style>
    <style:style style:name="P9" style:family="paragraph" style:parent-style-name="Standard">
      <style:text-properties officeooo:paragraph-rsid="00676721"/>
    </style:style>
    <style:style style:name="P10" style:family="paragraph" style:parent-style-name="Standard">
      <style:text-properties officeooo:paragraph-rsid="00641ef6"/>
    </style:style>
    <style:style style:name="P11" style:family="paragraph" style:parent-style-name="Standard">
      <style:text-properties fo:font-weight="bold" officeooo:paragraph-rsid="00641ef6" style:font-weight-asian="bold" style:font-weight-complex="bold"/>
    </style:style>
    <style:style style:name="P12" style:family="paragraph" style:parent-style-name="Standard">
      <style:text-properties officeooo:paragraph-rsid="005f6cd6"/>
    </style:style>
    <style:style style:name="P13" style:family="paragraph" style:parent-style-name="Standard">
      <style:text-properties fo:font-weight="bold" officeooo:paragraph-rsid="005f6cd6" style:font-weight-asian="bold" style:font-weight-complex="bold"/>
    </style:style>
    <style:style style:name="P14" style:family="paragraph" style:parent-style-name="Standard">
      <style:text-properties officeooo:paragraph-rsid="0058a655"/>
    </style:style>
    <style:style style:name="P15" style:family="paragraph" style:parent-style-name="Standard">
      <style:text-properties officeooo:rsid="0051304b" officeooo:paragraph-rsid="0051304b"/>
    </style:style>
    <style:style style:name="P16" style:family="paragraph" style:parent-style-name="Standard">
      <style:text-properties officeooo:rsid="004bbce4" officeooo:paragraph-rsid="004bbce4"/>
    </style:style>
    <style:style style:name="P17" style:family="paragraph" style:parent-style-name="Standard">
      <style:text-properties fo:font-weight="normal" officeooo:paragraph-rsid="0046756e" style:font-weight-asian="normal" style:font-weight-complex="normal"/>
    </style:style>
    <style:style style:name="P18" style:family="paragraph" style:parent-style-name="Standard">
      <style:text-properties officeooo:rsid="0032b371" officeooo:paragraph-rsid="0032b371"/>
    </style:style>
    <style:style style:name="P19" style:family="paragraph" style:parent-style-name="Standard">
      <style:text-properties officeooo:rsid="002ed7bb" officeooo:paragraph-rsid="002ed7bb"/>
    </style:style>
    <style:style style:name="P20" style:family="paragraph" style:parent-style-name="Standard">
      <style:text-properties officeooo:paragraph-rsid="00381c3d"/>
    </style:style>
    <style:style style:name="P21" style:family="paragraph" style:parent-style-name="Standard">
      <style:text-properties officeooo:rsid="00379725" officeooo:paragraph-rsid="00379725"/>
    </style:style>
    <style:style style:name="P22" style:family="paragraph" style:parent-style-name="Standard">
      <style:text-properties fo:font-weight="bold" officeooo:paragraph-rsid="0035adf1" style:font-weight-asian="bold" style:font-weight-complex="bold"/>
    </style:style>
    <style:style style:name="P23" style:family="paragraph" style:parent-style-name="Standard">
      <style:text-properties officeooo:paragraph-rsid="0035adf1"/>
    </style:style>
    <style:style style:name="P24" style:family="paragraph" style:parent-style-name="Standard">
      <style:text-properties fo:font-weight="normal" officeooo:paragraph-rsid="0035adf1" style:font-weight-asian="normal" style:font-weight-complex="normal"/>
    </style:style>
    <style:style style:name="P25" style:family="paragraph" style:parent-style-name="Standard">
      <style:text-properties officeooo:paragraph-rsid="003517ae"/>
    </style:style>
    <style:style style:name="T1" style:family="text">
      <style:text-properties fo:font-weight="bold" style:font-weight-asian="bold" style:font-weight-complex="bold"/>
    </style:style>
    <style:style style:name="T2" style:family="text">
      <style:text-properties officeooo:rsid="006b572d"/>
    </style:style>
    <style:style style:name="T3" style:family="text">
      <style:text-properties fo:font-weight="bold" officeooo:rsid="006c6437"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https://learn.microsoft.com/en-us/users/sergeykozlov/</text:p>
      <text:p text:style-name="Standard"/>
      <text:p text:style-name="P1">MCSE</text:p>
      <text:p text:style-name="P1">CCNA</text:p>
      <text:p text:style-name="Standard"/>
      <text:p text:style-name="Standard">Certified Cloud Security Professional (CCSP)</text:p>
      <text:p text:style-name="Standard"/>
      <text:p text:style-name="Standard"/>
      <text:p text:style-name="Standard"/>
      <text:p text:style-name="Standard"/>
      <text:p text:style-name="Standard">Purdue Model for ICS Security</text:p>
      <text:p text:style-name="Standard"/>
      <text:p text:style-name="Standard">CompTIA Network+</text:p>
      <text:p text:style-name="Standard"/>
      <text:p text:style-name="Standard">ITIL</text:p>
      <text:p text:style-name="P2">----------------------------------------------</text:p>
      <text:p text:style-name="P2">Simplifying Data Pipelines with Apache Kafka</text:p>
      <text:p text:style-name="P2">Issued by IBM</text:p>
      <text:p text:style-name="P2"/>
      <text:p text:style-name="P2"><text:a xlink:type="simple" xlink:href="https://www.credly.com/badges/87eee3fa-a5e7-45be-b9c3-259570d34d22/public_url" text:style-name="Internet_20_link" text:visited-style-name="Visited_20_Internet_20_Link">https://www.credly.com/badges/87eee3fa-a5e7-45be-b9c3-259570d34d22/public_url</text:a></text:p>
      <text:p text:style-name="P2"/>
      <text:p text:style-name="P2">&lt;div data-iframe-width="150" data-iframe-height="270" data-share-badge-id="87eee3fa-a5e7-45be-b9c3-259570d34d22" data-share-badge-host="https://www.credly.com"&gt;&lt;/div&gt;&lt;script type="text/javascript" async src="//cdn.credly.com/assets/utilities/embed.js"&gt;&lt;/script&gt;</text:p>
      <text:p text:style-name="P2"/>
      <text:p text:style-name="P2">The badge earner understands the architecture, components and practical application of Kafka for addressing data engineering needs. This includes hands-on demonstration of the essential measures necessary to produce and consume messages using command-line tools, Java APIs, working with Kafka Connect and connecting Kafka to Spark</text:p>
      <text:p text:style-name="P2"/>
      <text:p text:style-name="P3">----------------------------------------------</text:p>
      <text:p text:style-name="P2">Working in a Digital World: Professional Skills</text:p>
      <text:p text:style-name="P2">Issued by IBM SkillsBuild</text:p>
      <text:p text:style-name="P2"/>
      <text:p text:style-name="P2">https://www.credly.com/badges/4f7e9bde-f014-4354-a40a-c36973325226/public_url</text:p>
      <text:p text:style-name="P2">This badge was issued to Sergei Kozlov on October 26, 2024</text:p>
      <text:p text:style-name="P2"/>
      <text:p text:style-name="P2">&lt;div data-iframe-width="150" data-iframe-height="270" data-share-badge-id="4f7e9bde-f014-4354-a40a-c36973325226" data-share-badge-host="https://www.credly.com"&gt;&lt;/div&gt;&lt;script type="text/javascript" async src="//cdn.credly.com/assets/utilities/embed.js"&gt;&lt;/script&gt;</text:p>
      <text:p text:style-name="P2"/>
      <text:p text:style-name="P2">This credential earner understands key skills for professional success and core soft skills needed in the information technology workforce. This includes creating and delivering presentations; using agile approaches for working professionally to deliver quality work and experiences to customers; collaborating effectively with teams; communicating with impact; dealing with challenges in a controlled and focused manner; and solving problems and implementing solutions.</text:p>
      <text:p text:style-name="Standard"/>
      <text:p text:style-name="P4">----------------------------------------------</text:p>
      <text:p text:style-name="P5"><text:soft-page-break/>English for IT 1</text:p>
      <text:p text:style-name="Standard">Issued by <text:span text:style-name="T1">Cisco</text:span></text:p>
      <text:p text:style-name="Standard"/>
      <text:p text:style-name="Standard"><text:a xlink:type="simple" xlink:href="https://www.credly.com/badges/b0ea56f5-9e93-4c64-b72a-858ed08d5215/public_url" text:style-name="Internet_20_link" text:visited-style-name="Visited_20_Internet_20_Link">https://www.credly.com/badges/b0ea56f5-9e93-4c64-b72a-858ed08d5215/public_url</text:a></text:p>
      <text:p text:style-name="Standard">This badge was issued to Sergei Kozlov on <text:span text:style-name="T1">October 26, 2024</text:span></text:p>
      <text:p text:style-name="Standard"/>
      <text:p text:style-name="Standard">&lt;div data-iframe-width="150" data-iframe-height="270" data-share-badge-id="b0ea56f5-9e93-4c64-b72a-858ed08d5215" data-share-badge-host="https://www.credly.com"&gt;&lt;/div&gt;&lt;script type="text/javascript" async src="//cdn.credly.com/assets/utilities/embed.js"&gt;&lt;/script&gt;</text:p>
      <text:p text:style-name="Standard"/>
      <text:p text:style-name="Standard">Cisco, in collaboration with OpenEDG, verifies the earner of this badge successfully completed the English for IT 1 course and achieved the student level credentials. Earners know how to use complex grammatical concepts correctly; they are familiar with concepts related to information security and job roles, and are able to understand phrases related to customer support; they can use vocabulary related to user experience, fraudulent calls, and network and software engineering.</text:p>
      <text:p text:style-name="Standard"/>
      <text:p text:style-name="P6">---<text:span text:style-name="T2">NO Credly </text:span>----------------------------</text:p>
      <text:p text:style-name="Standard">Jira Agile Project Management + Jira Administration + Jira Agile</text:p>
      <text:p text:style-name="Standard">EC-Council</text:p>
      <text:p text:style-name="P7"><text:span text:style-name="T1">October 2</text:span><text:span text:style-name="T3">5</text:span><text:span text:style-name="T1">, 2024</text:span></text:p>
      <text:p text:style-name="Standard"/>
      <text:p text:style-name="Standard">https://codered.eccouncil.org/certificate/387ee32b-dc34-439e-86b3-f86925c58532?logged=true</text:p>
      <text:p text:style-name="P8"/>
      <text:p text:style-name="P8">---<text:span text:style-name="T2">NO Credly </text:span>----------------------------</text:p>
      <text:p text:style-name="P8">Configure Juniper SRX Router Using J-Web</text:p>
      <text:p text:style-name="P8">EC-Council</text:p>
      <text:p text:style-name="P8"><text:span text:style-name="T1">October 2</text:span><text:span text:style-name="T3">5</text:span><text:span text:style-name="T1">, 2024</text:span></text:p>
      <text:p text:style-name="P8"/>
      <text:p text:style-name="P8">https://codered.eccouncil.org/certificate/2f40e683-3c15-4003-9cc3-8dfe8130f400?logged=true</text:p>
      <text:p text:style-name="P9">-------------------------------</text:p>
      <text:p text:style-name="P5">Fortinet Certified Fundamentals Cybersecurity</text:p>
      <text:p text:style-name="Standard">Issued by <text:span text:style-name="T1">Fortinet</text:span></text:p>
      <text:p text:style-name="Standard">https://www.credly.com/badges/5ea1ff5f-93f7-4a02-86da-f9bf2a31ced1/public_url</text:p>
      <text:p text:style-name="Standard">This badge was issued to Sergei Kozlov on <text:span text:style-name="T1">October 20, 2024</text:span></text:p>
      <text:p text:style-name="Standard"/>
      <text:p text:style-name="Standard">&lt;div data-iframe-width="150" data-iframe-height="270" data-share-badge-id="5ea1ff5f-93f7-4a02-86da-f9bf2a31ced1" data-share-badge-host="https://www.credly.com"&gt;&lt;/div&gt;&lt;script type="text/javascript" async src="//cdn.credly.com/assets/utilities/embed.js"&gt;&lt;/script&gt;</text:p>
      <text:p text:style-name="Standard">The Fortinet Certified Fundamentals in Cybersecurity certification validates that the earner has mastered the technical skills and knowledge that are required for any entry-level job role in cybersecurity. The curriculum covers today’s threat landscape and the fundamentals of cybersecurity.</text:p>
      <text:p text:style-name="P10">-------------------------------</text:p>
      <text:p text:style-name="P11">Introduction to the Threat Landscape 2.0</text:p>
      <text:p text:style-name="P10">Issued by <text:span text:style-name="T1">Fortinet</text:span></text:p>
      <text:p text:style-name="P10"><text:a xlink:type="simple" xlink:href="https://www.credly.com/badges/18057159-6555-4d46-a599-587c0db06d5f/public_url" text:style-name="Internet_20_link" text:visited-style-name="Visited_20_Internet_20_Link">https://www.credly.com/badges/18057159-6555-4d46-a599-587c0db06d5f/public_url</text:a></text:p>
      <text:p text:style-name="P10">This badge was issued to Sergei Kozlov on <text:span text:style-name="T1">October 20, 2024</text:span></text:p>
      <text:p text:style-name="P10"/>
      <text:p text:style-name="P10"><text:soft-page-break/>&lt;div data-iframe-width="150" data-iframe-height="270" data-share-badge-id="18057159-6555-4d46-a599-587c0db06d5f" data-share-badge-host="https://www.credly.com"&gt;&lt;/div&gt;&lt;script type="text/javascript" async src="//cdn.credly.com/assets/utilities/embed.js"&gt;&lt;/script&gt;</text:p>
      <text:p text:style-name="P10"/>
      <text:p text:style-name="P10">The Introduction to the Threat Landscape 2.0 badge recognizes a fundamental understanding of the cyber threat landscape. The badge earner has demonstrated essential knowledge of the threats that endanger computer networks, the cast of bad actors who are behind cyber threats, and the cyber security principles that can keep users and computer networks safe.</text:p>
      <text:p text:style-name="P12">-------------------------------</text:p>
      <text:p text:style-name="P12"/>
      <text:p text:style-name="P13">LFEL1010: XSS Exploits and Defenses</text:p>
      <text:p text:style-name="P12">Issued by <text:span text:style-name="T1">The Linux Foundation</text:span></text:p>
      <text:p text:style-name="P12"><text:a xlink:type="simple" xlink:href="https://www.credly.com/badges/21bc26a3-0550-45dc-9622-ed47052ce3d0/public_url" text:style-name="Internet_20_link" text:visited-style-name="Visited_20_Internet_20_Link">https://www.credly.com/badges/21bc26a3-0550-45dc-9622-ed47052ce3d0/public_url</text:a></text:p>
      <text:p text:style-name="P12">This badge was issued to Sergei Kozlov on <text:span text:style-name="T1">October 14, 2024</text:span></text:p>
      <text:p text:style-name="P12"/>
      <text:p text:style-name="P12">&lt;div data-iframe-width="150" data-iframe-height="270" data-share-badge-id="21bc26a3-0550-45dc-9622-ed47052ce3d0" data-share-badge-host="https://www.credly.com"&gt;&lt;/div&gt;&lt;script type="text/javascript" async src="//cdn.credly.com/assets/utilities/embed.js"&gt;&lt;/script&gt;</text:p>
      <text:p text:style-name="P12">Earners of the LFEL1010: XSS Exploits and Defenses badge understand the key concepts and practical applications of XSS vulnerabilities. They have hands-on experience identifying, exploiting, and mitigating reflected, stored, and DOM-based XSS using Arduino-based hardware setups.</text:p>
      <text:p text:style-name="P12"/>
      <text:p text:style-name="Standard">-------------------------------</text:p>
      <text:p text:style-name="Standard"/>
      <text:p text:style-name="P5">Technical Introduction to Cybersecurity 1.0</text:p>
      <text:p text:style-name="Standard">Issued by <text:span text:style-name="T1">Fortinet</text:span></text:p>
      <text:p text:style-name="Standard">https://www.credly.com/badges/90419943-5234-4466-9c1c-caeefd033021/public_url</text:p>
      <text:p text:style-name="Standard">This badge was issued to Sergei Kozlov on <text:span text:style-name="T1">October 12, 2024</text:span></text:p>
      <text:p text:style-name="Standard"/>
      <text:p text:style-name="Standard">&lt;div data-iframe-width="150" data-iframe-height="270" data-share-badge-id="90419943-5234-4466-9c1c-caeefd033021" data-share-badge-host="https://www.credly.com"&gt;&lt;/div&gt;&lt;script type="text/javascript" async src="//cdn.credly.com/assets/utilities/embed.js"&gt;&lt;/script&gt;</text:p>
      <text:p text:style-name="Standard"/>
      <text:p text:style-name="P14">-----------------------</text:p>
      <text:p text:style-name="P14"/>
      <text:p text:style-name="P14">Advanced SQL</text:p>
      <text:p text:style-name="P14">Kaggle</text:p>
      <text:p text:style-name="P14">https://www.kaggle.com/learn/certification/sergeikozlovadmin/advanced-sql</text:p>
      <text:p text:style-name="Standard">-----------------------</text:p>
      <text:p text:style-name="Standard"/>
      <text:p text:style-name="Standard">Python</text:p>
      <text:p text:style-name="Standard">Kaggle</text:p>
      <text:p text:style-name="Standard">https://www.kaggle.com/learn/certification/sergeikozlovadmin/python</text:p>
      <text:p text:style-name="Standard"/>
      <text:p text:style-name="Standard">-----------------------</text:p>
      <text:p text:style-name="Standard"/>
      <text:p text:style-name="P5">Cybersecurity Awareness - CAPC</text:p>
      <text:p text:style-name="Standard">Issued by <text:span text:style-name="T1">Certiprof</text:span></text:p>
      <text:p text:style-name="Standard"><text:a xlink:type="simple" xlink:href="https://www.credly.com/badges/51d52629-50a0-424f-8fe8-d0334571fd2c/public_url" text:style-name="Internet_20_link" text:visited-style-name="Visited_20_Internet_20_Link">https://www.credly.com/badges/51d52629-50a0-424f-8fe8-d0334571fd2c/public_url</text:a></text:p>
      <text:p text:style-name="Standard"><text:a xlink:type="simple" xlink:href="https://app.kajabi.com/certificates/a869f766" text:style-name="Internet_20_link" text:visited-style-name="Visited_20_Internet_20_Link"><text:soft-page-break/>https://app.kajabi.com/certificates/a869f766</text:a></text:p>
      <text:p text:style-name="Standard">This badge was issued to Sergei Kozlov on <text:span text:style-name="T1">October 04, 2024</text:span></text:p>
      <text:p text:style-name="Standard"/>
      <text:p text:style-name="Standard"/>
      <text:p text:style-name="Standard">&lt;div data-iframe-width="150" data-iframe-height="270" data-share-badge-id="51d52629-50a0-424f-8fe8-d0334571fd2c" data-share-badge-host="https://www.credly.com"&gt;&lt;/div&gt;&lt;script type="text/javascript" async src="//cdn.credly.com/assets/utilities/embed.js"&gt;&lt;/script&gt;</text:p>
      <text:p text:style-name="Standard">The holders of this badge have validated and demonstrated a comprehensive understanding of cybersecurity principles and best practices. This badge highlights the individual’s ability to recognize and address common cyber threats, implement effective protective measures, and contribute to a secure digital environment. They understand the importance of cybersecurity and its economic and legal implications.</text:p>
      <text:p text:style-name="Standard"/>
      <text:p text:style-name="Standard">-------------------------------------------------</text:p>
      <text:p text:style-name="Standard"/>
      <text:p text:style-name="Standard">Introduction to ITIL® V4</text:p>
      <text:p text:style-name="Standard"><text:a xlink:type="simple" xlink:href="https://simpli-web.app.link/e/Fl9xK2TpoNb" text:style-name="Internet_20_link" text:visited-style-name="Visited_20_Internet_20_Link">https://simpli-web.app.link/e/Fl9xK2TpoNb</text:a></text:p>
      <text:p text:style-name="P15">03.10.2024 – 90 days</text:p>
      <text:p text:style-name="Standard"/>
      <text:p text:style-name="Standard">------------------------------------------------------------</text:p>
      <text:p text:style-name="Standard"/>
      <text:p text:style-name="P5">Scrum Foundation Professional Certification - SFPC™</text:p>
      <text:p text:style-name="Standard">Issued by <text:span text:style-name="T1">Certiprof</text:span></text:p>
      <text:p text:style-name="Standard"><text:a xlink:type="simple" xlink:href="https://www.credly.com/badges/b34b474c-a26e-4dcc-9965-9721f30a53ff/public_url" text:style-name="Internet_20_link" text:visited-style-name="Visited_20_Internet_20_Link">https://www.credly.com/badges/b34b474c-a26e-4dcc-9965-9721f30a53ff/public_url</text:a></text:p>
      <text:p text:style-name="Standard">https://certiprof.com/pages/scrum-foundation-professional-certificate-sfpc-en-sp</text:p>
      <text:p text:style-name="Standard">This badge was issued to Sergei Kozlov . on <text:span text:style-name="T1">October 01, 2024</text:span> Expires on <text:span text:style-name="T1">October 01, 2027</text:span></text:p>
      <text:p text:style-name="Standard"/>
      <text:p text:style-name="Standard">&lt;div data-iframe-width="150" data-iframe-height="270" data-share-badge-id="b34b474c-a26e-4dcc-9965-9721f30a53ff" data-share-badge-host="https://www.credly.com"&gt;&lt;/div&gt;&lt;script type="text/javascript" async src="//cdn.credly.com/assets/utilities/embed.js"&gt;&lt;/script&gt;</text:p>
      <text:p text:style-name="Standard"/>
      <text:p text:style-name="Standard">Scrum Foundation Professional Certification holders have developed entry-level skills in Scrum that endorse their fundamental knowledge in this framework. They have demonstrated an understanding of the empirical Scrum pillars of transparency, inspection, and adaptation. Their primary focus is on the work of Sprint to make the best possible progress toward these goals.</text:p>
      <text:p text:style-name="Standard"/>
      <text:p text:style-name="P16">_____________________________________________________________</text:p>
      <text:p text:style-name="Standard"/>
      <text:p text:style-name="P5">Enterprise Security in Practice</text:p>
      <text:p text:style-name="Standard">Issued by <text:span text:style-name="T1">IBM SkillsBuild</text:span></text:p>
      <text:p text:style-name="Standard"><text:a xlink:type="simple" xlink:href="https://www.credly.com/badges/65ab72ae-8273-487f-a69c-9a7b7a6267bc/public_url" text:style-name="Internet_20_link" text:visited-style-name="Visited_20_Internet_20_Link">https://www.credly.com/badges/65ab72ae-8273-487f-a69c-9a7b7a6267bc/public_url</text:a></text:p>
      <text:p text:style-name="Standard">https://skillsbuild.org/college-students/digital-credentials</text:p>
      <text:p text:style-name="Standard">This badge was issued to Sergei Kozlov on <text:span text:style-name="T1">September 18, 2024</text:span></text:p>
      <text:p text:style-name="P17"/>
      <text:p text:style-name="P17">&lt;div data-iframe-width="150" data-iframe-height="270" data-share-badge-id="65ab72ae-8273-487f-a69c-9a7b7a6267bc" data-share-badge-host="https://www.credly.com"&gt;&lt;/div&gt;&lt;script type="text/javascript" async src="//cdn.credly.com/assets/utilities/embed.js"&gt;&lt;/script&gt;</text:p>
      <text:p text:style-name="P17"/>
      <text:p text:style-name="Standard"><text:soft-page-break/>This badge earner has completed all the learning activities included in this online learning experience, including hands-on experience, concepts, methods and tools related to the enterprise security domain. The individual has demonstrated skills and understanding in the approaches to elevate an organization’s overall security posture, by adopting practices, methods and tools that increase enterprise cyber resilience.</text:p>
      <text:p text:style-name="Standard"/>
      <text:p text:style-name="Standard"/>
      <text:p text:style-name="Standard"/>
      <text:p text:style-name="Standard">----------------------</text:p>
      <text:p text:style-name="Standard"/>
      <text:p text:style-name="P5">Containers &amp; Kubernetes Essentials</text:p>
      <text:p text:style-name="Standard">Issued by <text:span text:style-name="T1">IBM</text:span></text:p>
      <text:p text:style-name="Standard"><text:a xlink:type="simple" xlink:href="https://www.credly.com/badges/98bc128c-ea37-4b8a-a333-c8b671401c1c/public_url" text:style-name="Internet_20_link" text:visited-style-name="Visited_20_Internet_20_Link">https://www.credly.com/badges/98bc128c-ea37-4b8a-a333-c8b671401c1c/public_url</text:a></text:p>
      <text:p text:style-name="Standard">https://courses.cognitiveclass.ai/certificates/b77fd79bc6da4e62a7734037e865ebee#</text:p>
      <text:p text:style-name="Standard">This badge was issued to Sergei Kozlov on <text:span text:style-name="T1">September 04, 2024</text:span></text:p>
      <text:p text:style-name="Standard"/>
      <text:p text:style-name="Standard">&lt;div data-iframe-width="150" data-iframe-height="270" data-share-badge-id="98bc128c-ea37-4b8a-a333-c8b671401c1c" data-share-badge-host="https://www.credly.com"&gt;&lt;/div&gt;&lt;script type="text/javascript" async src="//cdn.credly.com/assets/utilities/embed.js"&gt;&lt;/script&gt;</text:p>
      <text:p text:style-name="Standard"/>
      <text:p text:style-name="Standard">This badge earner is able to build and run a container image and understands Kubernetes architecture. They know how to: write a YAML deployment file; expose deployment as a service; manage applications with Kubernetes; use ReplicaSets, auto-scaling, rolling updates and service binding; deploy services; and reap the benefits of OpenShift, Istio and other key tools.</text:p>
      <text:p text:style-name="Standard"/>
      <text:p text:style-name="Standard">-------------------------------------</text:p>
      <text:p text:style-name="P18"/>
      <text:p text:style-name="P5">LFEL1006: Securing Projects with OpenSSF Scorecard</text:p>
      <text:p text:style-name="Standard">Issued by <text:span text:style-name="T1">The Linux Foundation</text:span></text:p>
      <text:p text:style-name="Standard"><text:a xlink:type="simple" xlink:href="https://www.credly.com/badges/6e9bd9fe-5008-4e95-ba83-92846bf487f3/public_url" text:style-name="Internet_20_link" text:visited-style-name="Visited_20_Internet_20_Link">https://www.credly.com/badges/6e9bd9fe-5008-4e95-ba83-92846bf487f3/public_url</text:a></text:p>
      <text:p text:style-name="Standard">This badge was issued to Sergei Kozlov on <text:span text:style-name="T1">August 22, 2024</text:span></text:p>
      <text:p text:style-name="Standard"/>
      <text:p text:style-name="Standard">&lt;div data-iframe-width="150" data-iframe-height="270" data-share-badge-id="6e9bd9fe-5008-4e95-ba83-92846bf487f3" data-share-badge-host="https://www.credly.com"&gt;&lt;/div&gt;&lt;script type="text/javascript" async src="//cdn.credly.com/assets/utilities/embed.js"&gt;&lt;/script&gt;</text:p>
      <text:p text:style-name="Standard"/>
      <text:p text:style-name="Standard">Earners of the LFEL1006: Securing Projects with OpenSSF Scorecard badge have demonstrated a working knowledge of OpenSSF Scorecard. They have a strong understanding of how Scorecard can be integrated with any GitHub project, and how to strategically incorporate it to help improve security on any software development lifecycle.</text:p>
      <text:p text:style-name="Standard"/>
      <text:p text:style-name="Standard">---------------------------------------</text:p>
      <text:p text:style-name="P19"/>
      <text:p text:style-name="P5">IBM Cloud Essentials</text:p>
      <text:p text:style-name="Standard">Issued by <text:span text:style-name="T1">IBM</text:span></text:p>
      <text:p text:style-name="Standard"><text:a xlink:type="simple" xlink:href="https://www.credly.com/badges/df3d9d45-dff7-47cc-b80b-37307be60230/public_url" text:style-name="Internet_20_link" text:visited-style-name="Visited_20_Internet_20_Link">https://www.credly.com/badges/df3d9d45-dff7-47cc-b80b-37307be60230/public_url</text:a></text:p>
      <text:p text:style-name="Standard">This badge was issued to Sergei Kozlov on <text:span text:style-name="T1">August 19, 2024</text:span></text:p>
      <text:p text:style-name="Standard"/>
      <text:p text:style-name="Standard"><text:soft-page-break/>&lt;div data-iframe-width="150" data-iframe-height="270" data-share-badge-id="df3d9d45-dff7-47cc-b80b-37307be60230" data-share-badge-host="https://www.credly.com"&gt;&lt;/div&gt;&lt;script type="text/javascript" async src="//cdn.credly.com/assets/utilities/embed.js"&gt;&lt;/script&gt;</text:p>
      <text:p text:style-name="Standard"/>
      <text:p text:style-name="Standard">This badge earner is able to relate how the IBM Cloud enables the different service (IaaS, PaaS, SaaS) models and different deployment (Public, Hybrid, Private) models of cloud computing. They know how to: access the IBM Cloud using various tools and interfaces; discover appropriate IBM Cloud products or services available for specific functionality; articulate the different ways IBM Cloud delivers services to developers and operational teams; and summarize core groups of available services.</text:p>
      <text:p text:style-name="Standard"/>
      <text:p text:style-name="Standard">---------------------------</text:p>
      <text:p text:style-name="Standard"/>
      <text:p text:style-name="P5">AWS Knowledge: Architecting</text:p>
      <text:p text:style-name="Standard">Issued by <text:span text:style-name="T1">Amazon Web Services Training and Certification</text:span></text:p>
      <text:p text:style-name="Standard"><text:a xlink:type="simple" xlink:href="https://www.credly.com/badges/7b54a75f-a1c2-4f7a-a1c5-d4452818f9f8/public_url" text:style-name="Internet_20_link" text:visited-style-name="Visited_20_Internet_20_Link">https://www.credly.com/badges/7b54a75f-a1c2-4f7a-a1c5-d4452818f9f8/public_url</text:a></text:p>
      <text:p text:style-name="Standard">This badge was issued to Sergei Kozlov on <text:span text:style-name="T1">August 06, 2024</text:span></text:p>
      <text:p text:style-name="Standard"/>
      <text:p text:style-name="Standard">&lt;div data-iframe-width="150" data-iframe-height="270" data-share-badge-id="7b54a75f-a1c2-4f7a-a1c5-d4452818f9f8" data-share-badge-host="https://www.credly.com"&gt;&lt;/div&gt;&lt;script type="text/javascript" async src="//cdn.credly.com/assets/utilities/embed.js"&gt;&lt;/script&gt;</text:p>
      <text:p text:style-name="Standard"/>
      <text:p text:style-name="Standard">Earners of this badge have developed technical skills and knowledge of AWS concepts and services with a focus on designing solutions on AWS using best practices.</text:p>
      <text:p text:style-name="Standard"/>
      <text:p text:style-name="Standard">------------------------------------------</text:p>
      <text:p text:style-name="Standard"/>
      <text:p text:style-name="P5">LFS111: Open Source and the 5G Transition</text:p>
      <text:p text:style-name="Standard">Issued by <text:span text:style-name="T1">The Linux Foundation</text:span></text:p>
      <text:p text:style-name="Standard"><text:a xlink:type="simple" xlink:href="https://www.credly.com/badges/01dc8be9-d29c-44df-854e-b2003a866fba/public_url" text:style-name="Internet_20_link" text:visited-style-name="Visited_20_Internet_20_Link">https://www.credly.com/badges/01dc8be9-d29c-44df-854e-b2003a866fba/public_url</text:a></text:p>
      <text:p text:style-name="Standard">This badge was issued to Sergei Kozlov on <text:span text:style-name="T1">August 04, 2024</text:span></text:p>
      <text:p text:style-name="Standard"/>
      <text:p text:style-name="Standard">&lt;div data-iframe-width="150" data-iframe-height="270" data-share-badge-id="01dc8be9-d29c-44df-854e-b2003a866fba" data-share-badge-host="https://www.credly.com"&gt;&lt;/div&gt;&lt;script type="text/javascript" async src="//cdn.credly.com/assets/utilities/embed.js"&gt;&lt;/script&gt;</text:p>
      <text:p text:style-name="Standard"/>
      <text:p text:style-name="Standard">Earners of the LFS111x: Open Source and the 5G Transition badge are equipped to make informed decisions, support initiatives, and contribute to projects that relate to open source networking and emerging technologies. They carry an understanding of the open source ecosystem with discernment on how to support collaboration between open source projects and their own organization, including sustainable implementation through an Open Source Program Office. </text:p>
      <text:p text:style-name="Standard"/>
      <text:p text:style-name="Standard">------------------</text:p>
      <text:p text:style-name="Standard"/>
      <text:p text:style-name="P5">AWS Knowledge: Cloud Essentials</text:p>
      <text:p text:style-name="Standard">Issued by <text:span text:style-name="T1">Amazon Web Services Training and Certification</text:span></text:p>
      <text:p text:style-name="Standard"><text:a xlink:type="simple" xlink:href="https://www.credly.com/badges/5e694540-ba36-4da2-b333-1c68efc87754/public_url" text:style-name="Internet_20_link" text:visited-style-name="Visited_20_Internet_20_Link">https://www.credly.com/badges/5e694540-ba36-4da2-b333-1c68efc87754/public_url</text:a></text:p>
      <text:p text:style-name="Standard">This badge was issued to Sergei Kozlov on <text:span text:style-name="T1">July 19, 2024</text:span></text:p>
      <text:p text:style-name="Standard"/>
      <text:p text:style-name="Standard"><text:soft-page-break/>&lt;div data-iframe-width="150" data-iframe-height="270" data-share-badge-id="5e694540-ba36-4da2-b333-1c68efc87754" data-share-badge-host="https://www.credly.com"&gt;&lt;/div&gt;&lt;script type="text/javascript" async src="//cdn.credly.com/assets/utilities/embed.js"&gt;&lt;/script&gt;</text:p>
      <text:p text:style-name="Standard"/>
      <text:p text:style-name="Standard">Earners of this badge have developed knowledge of foundational AWS Cloud concepts with a focus on AWS Compute, Storage, Networking and Database services, security, architecture, pricing, and support.</text:p>
      <text:p text:style-name="Standard"/>
      <text:p text:style-name="Standard">-----------------------------------------</text:p>
      <text:p text:style-name="Standard"/>
      <text:p text:style-name="P5">Ethical Hacker</text:p>
      <text:p text:style-name="Standard">Issued by <text:span text:style-name="T1">Cisco</text:span></text:p>
      <text:p text:style-name="Standard"><text:a xlink:type="simple" xlink:href="https://www.credly.com/badges/b1969e00-9bf9-44f0-925c-63f48a1335cf/public_url" text:style-name="Internet_20_link" text:visited-style-name="Visited_20_Internet_20_Link">https://www.credly.com/badges/b1969e00-9bf9-44f0-925c-63f48a1335cf/public_url</text:a></text:p>
      <text:p text:style-name="Standard">This badge was issued to Sergei Kozlov on <text:span text:style-name="T1">July 16, 2024</text:span></text:p>
      <text:p text:style-name="Standard"/>
      <text:p text:style-name="Standard">&lt;div data-iframe-width="150" data-iframe-height="270" data-share-badge-id="b1969e00-9bf9-44f0-925c-63f48a1335cf" data-share-badge-host="https://www.credly.com"&gt;&lt;/div&gt;&lt;script type="text/javascript" async src="//cdn.credly.com/assets/utilities/embed.js"&gt;&lt;/script&gt;</text:p>
      <text:p text:style-name="Standard"/>
      <text:p text:style-name="Standard">Cisco verifies the earner of this badge successfully completed the Ethical Hacker course. The holder of this student level credential has a broad understanding of the legal and compliance requirements and is proficient in the art of scoping, executing, reporting vulnerability assessments, and recommending mitigation strategies. The holder has completed up to 34 hands-on activities using Kali Linux, WebSploit, and other tools.</text:p>
      <text:p text:style-name="Standard"/>
      <text:p text:style-name="Standard">---------------------</text:p>
      <text:p text:style-name="Standard"/>
      <text:p text:style-name="P5">LFEL1005: Security Self-Assessments for Open Source Projects</text:p>
      <text:p text:style-name="Standard">Issued by <text:span text:style-name="T1">The Linux Foundation</text:span></text:p>
      <text:p text:style-name="Standard"><text:a xlink:type="simple" xlink:href="https://www.credly.com/badges/41149394-decc-43bf-8938-212b6d0c341b/public_url" text:style-name="Internet_20_link" text:visited-style-name="Visited_20_Internet_20_Link">https://www.credly.com/badges/41149394-decc-43bf-8938-212b6d0c341b/public_url</text:a></text:p>
      <text:p text:style-name="Standard">This badge was issued to Sergei Kozlov on <text:span text:style-name="T1">July 15, 2024</text:span></text:p>
      <text:p text:style-name="Standard"/>
      <text:p text:style-name="Standard">&lt;div data-iframe-width="150" data-iframe-height="270" data-share-badge-id="41149394-decc-43bf-8938-212b6d0c341b" data-share-badge-host="https://www.credly.com"&gt;&lt;/div&gt;&lt;script type="text/javascript" async src="//cdn.credly.com/assets/utilities/embed.js"&gt;&lt;/script&gt;</text:p>
      <text:p text:style-name="Standard"/>
      <text:p text:style-name="Standard">Earners of the LFEL1005: Security Self-Assessment for Open Source Projects badge have worked to create a security self-assessment that will aid their project in planning, joint security assessments, and security audits.</text:p>
      <text:p text:style-name="Standard"/>
      <text:p text:style-name="Standard">----------------------------------</text:p>
      <text:p text:style-name="Standard"/>
      <text:p text:style-name="P5">LFEL1014: Scaling Cloud Native Applications with KEDA</text:p>
      <text:p text:style-name="Standard">Issued by <text:span text:style-name="T1">The Linux Foundation</text:span></text:p>
      <text:p text:style-name="Standard">https://www.credly.com/badges/cf3a91f5-16b3-4a91-9b9b-49c5fc2b5deb/public_url</text:p>
      <text:p text:style-name="Standard">This badge was issued to Sergei Kozlov on <text:span text:style-name="T1">July 14, 2024</text:span></text:p>
      <text:p text:style-name="Standard"/>
      <text:p text:style-name="Standard"><text:soft-page-break/>&lt;div data-iframe-width="150" data-iframe-height="270" data-share-badge-id="cf3a91f5-16b3-4a91-9b9b-49c5fc2b5deb" data-share-badge-host="https://www.credly.com"&gt;&lt;/div&gt;&lt;script type="text/javascript" async src="//cdn.credly.com/assets/utilities/embed.js"&gt;&lt;/script&gt;</text:p>
      <text:p text:style-name="Standard"/>
      <text:p text:style-name="Standard">Earners of the LFEL1014: Scaling Cloud Native Applications with KEDA badge demonstrate understanding of Kubernetes autoscaling using KEDA. They can manage and scale cloud native applications in response to real-time events and scale applications with help of built-in scalers.</text:p>
      <text:p text:style-name="Standard"/>
      <text:p text:style-name="Standard">--------------------</text:p>
      <text:p text:style-name="Standard"/>
      <text:p text:style-name="P5">LFC108: Cybersecurity Essentials</text:p>
      <text:p text:style-name="Standard">Issued by <text:span text:style-name="T1">The Linux Foundation</text:span></text:p>
      <text:p text:style-name="P20">https://www.credly.com/badges/7472a55a-ccd4-4b8d-ae5b-dd42eba4c3c0/public_url</text:p>
      <text:p text:style-name="Standard">This badge was issued to Sergei Kozlov on <text:span text:style-name="T1">July 14, 2024</text:span></text:p>
      <text:p text:style-name="Standard"/>
      <text:p text:style-name="Standard">&lt;div data-iframe-width="150" data-iframe-height="270" data-share-badge-id="7472a55a-ccd4-4b8d-ae5b-dd42eba4c3c0" data-share-badge-host="https://www.credly.com"&gt;&lt;/div&gt;&lt;script type="text/javascript" async src="//cdn.credly.com/assets/utilities/embed.js"&gt;&lt;/script&gt;</text:p>
      <text:p text:style-name="Standard"/>
      <text:p text:style-name="Standard">Earners of the LFC108: Cybersecurity Essentials badge can apply security practices and precautions during online activities to minimize risks and securely protect personal and professional information from exposure and compromise. They can also identify what to do if a data breach occurs.</text:p>
      <text:p text:style-name="Standard"/>
      <text:p text:style-name="Standard">-----------------------------</text:p>
      <text:p text:style-name="Standard"/>
      <text:p text:style-name="P5">Network Defense</text:p>
      <text:p text:style-name="Standard">Issued by <text:span text:style-name="T1">Cisco</text:span></text:p>
      <text:p text:style-name="Standard">https://www.credly.com/badges/27f48644-532b-4bfc-98aa-2b4140fe7bed/public_url</text:p>
      <text:p text:style-name="Standard">This badge was issued to Sergei Kozlov on <text:span text:style-name="T1">July 13, 2024</text:span></text:p>
      <text:p text:style-name="Standard"/>
      <text:p text:style-name="Standard">&lt;div data-iframe-width="150" data-iframe-height="270" data-share-badge-id="27f48644-532b-4bfc-98aa-2b4140fe7bed" data-share-badge-host="https://www.credly.com"&gt;&lt;/div&gt;&lt;script type="text/javascript" async src="//cdn.credly.com/assets/utilities/embed.js"&gt;&lt;/script&gt;</text:p>
      <text:p text:style-name="Standard"/>
      <text:p text:style-name="Standard">Cisco verifies the earner of this badge successfully completed the Network Defense course. The holder of this student-level credential has a broad understanding of techniques to monitor and protect the network, including access control, firewalls, cloud security, and cryptography. They are also familiar with how to evaluate and respond to security alerts.</text:p>
      <text:p text:style-name="Standard"/>
      <text:p text:style-name="P21">------------------------------</text:p>
      <text:p text:style-name="Standard"/>
      <text:p text:style-name="P22">Endpoint Security</text:p>
      <text:p text:style-name="P23">Issued by <text:span text:style-name="T1">Cisco</text:span></text:p>
      <text:p text:style-name="Standard"><text:a xlink:type="simple" xlink:href="https://www.credly.com/badges/7177ed6a-04f3-4289-84e1-751e9706ebe5/public_url" text:style-name="Internet_20_link" text:visited-style-name="Visited_20_Internet_20_Link">https://www.credly.com/badges/7177ed6a-04f3-4289-84e1-751e9706ebe5/public_url</text:a></text:p>
      <text:p text:style-name="P24">This badge was issued to Sergei Kozlov on <text:span text:style-name="T1">July 09, 2024</text:span></text:p>
      <text:p text:style-name="Standard"/>
      <text:p text:style-name="Standard">&lt;div data-iframe-width="150" data-iframe-height="270" data-share-badge-id="7177ed6a-04f3-4289-84e1-751e9706ebe5" data-share-badge-host="https://www.credly.com"&gt;&lt;/div&gt;&lt;script type="text/javascript" async src="//cdn.credly.com/assets/utilities/embed.js"&gt;&lt;/script&gt;</text:p>
      <text:p text:style-name="Standard"><text:soft-page-break/></text:p>
      <text:p text:style-name="Standard">Cisco verifies the earner of this badge successfully completed the Endpoint Security course. The holder of this student-level credential has a broad understanding of basic concepts of network security, as well as operating systems and endpoint security.</text:p>
      <text:p text:style-name="Standard"/>
      <text:p text:style-name="P25">---------------------------</text:p>
      <text:p text:style-name="Standard"/>
      <text:p text:style-name="P5">Networking Basics</text:p>
      <text:p text:style-name="Standard">Issued by <text:span text:style-name="T1">Cisco</text:span></text:p>
      <text:p text:style-name="Standard"><text:a xlink:type="simple" xlink:href="https://www.credly.com/badges/aae671f4-7c42-4a0d-8ed1-c971a470b7f5/public_url" text:style-name="Internet_20_link" text:visited-style-name="Visited_20_Internet_20_Link">https://www.credly.com/badges/aae671f4-7c42-4a0d-8ed1-c971a470b7f5/public_url</text:a></text:p>
      <text:p text:style-name="Standard">This badge was issued to Sergei Kozlov on <text:span text:style-name="T1">July 05, 2024</text:span></text:p>
      <text:p text:style-name="Standard"/>
      <text:p text:style-name="Standard">&lt;div data-iframe-width="150" data-iframe-height="270" data-share-badge-id="aae671f4-7c42-4a0d-8ed1-c971a470b7f5" data-share-badge-host="https://www.credly.com"&gt;&lt;/div&gt;&lt;script type="text/javascript" async src="//cdn.credly.com/assets/utilities/embed.js"&gt;&lt;/script&gt;</text:p>
      <text:p text:style-name="Standard"/>
      <text:p text:style-name="Standard">Cisco verifies the earner of this badge successfully completed the Networking Basics course and achieved this student level credential. Earner has knowledge of the types of networks, how they work, how devices send and receive data, the types of network cabling, how IP addresses find information on the Internet, how transport and applications operate, and has practiced building a home wireless network. Participated in up to 13 Cisco Packet Tracer activities.</text:p>
      <text:p text:style-name="Standard"/>
      <text:p text:style-name="Standard">----------------</text:p>
      <text:p text:style-name="Standard"/>
      <text:p text:style-name="P5">Verified International Academic Qualifications</text:p>
      <text:p text:style-name="Standard">Issued by <text:span text:style-name="T1">World Education Services</text:span></text:p>
      <text:p text:style-name="Standard"><text:a xlink:type="simple" xlink:href="https://www.credly.com/badges/2d28de4b-b1b2-4a2e-a0f2-2d483700ff59/public_url" text:style-name="Internet_20_link" text:visited-style-name="Visited_20_Internet_20_Link">https://www.credly.com/badges/2d28de4b-b1b2-4a2e-a0f2-2d483700ff59/public_url</text:a></text:p>
      <text:p text:style-name="Standard">This badge was issued to Sergei KOZLOV on <text:span text:style-name="T1">October 13, 2023</text:span></text:p>
      <text:p text:style-name="Standard"/>
      <text:p text:style-name="Standard">&lt;div data-iframe-width="150" data-iframe-height="270" data-share-badge-id="2d28de4b-b1b2-4a2e-a0f2-2d483700ff59" data-share-badge-host="https://www.credly.com"&gt;&lt;/div&gt;&lt;script type="text/javascript" async src="//cdn.credly.com/assets/utilities/embed.js"&gt;&lt;/script&gt;</text:p>
      <text:p text:style-name="Standard"/>
      <text:p text:style-name="Standard">This badge: Indicates that World Education Services (WES) has evaluated the associated credential on behalf of the holder. Verifies the authenticity of the claimed credential. Provides assurance that the awarding institution and/or program was accredited at the point that the credential was issued Indicates that the associated credential has been assessed for its Canadian equivalency. Please see the evidence link below which is verification of only the credential with which it is associated.</text:p>
      <text:p text:style-name="Standard"/>
      <text:p text:style-name="Standard"/>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 Sans" svg:font-family="'Open Sans',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04T08:29:33.737495678</meta:creation-date>
    <dc:date>2024-12-08T21:37:21.069459444</dc:date>
    <meta:editing-duration>PT10H44M28S</meta:editing-duration>
    <meta:editing-cycles>70</meta:editing-cycles>
    <meta:generator>LibreOffice/24.8.3.2$Linux_X86_64 LibreOffice_project/480$Build-2</meta:generator>
    <meta:document-statistic meta:table-count="0" meta:image-count="0" meta:object-count="0" meta:page-count="9" meta:paragraph-count="199" meta:word-count="1946" meta:character-count="21061" meta:non-whitespace-character-count="19314"/>
  </office:meta>
</office:document-meta>
</file>